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688e" officeooo:paragraph-rsid="001168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09:39:13.520589372</meta:creation-date>
    <dc:date>2024-05-17T09:53:00.323708285</dc:date>
    <meta:editing-duration>PT56S</meta:editing-duration>
    <meta:editing-cycles>2</meta:editing-cycles>
    <meta:generator>LibreOffice/7.4.6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